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ee60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8b3d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8b3d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48b3d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3ee60d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" fo:font-size="12pt" officeooo:rsid="004451fb" officeooo:paragraph-rsid="004451fb" style:font-size-asian="12pt" style:font-size-complex="12pt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" fo:font-size="12pt" officeooo:rsid="003148d5" officeooo:paragraph-rsid="003148d5" style:font-size-asian="12pt" style:font-size-complex="12pt"/>
    </style:style>
    <style:style style:name="T1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36e96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3923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4f02f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69056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9a184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b8273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7a9fb" style:font-size-asian="12pt" style:font-weight-asian="normal" style:font-size-complex="12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7a9fb" style:font-weight-asian="bold" style:font-weight-complex="bold"/>
    </style:style>
    <style:style style:name="T14" style:family="text">
      <style:text-properties fo:font-weight="bold" officeooo:rsid="004b8273" style:font-weight-asian="bold" style:font-weight-complex="bold"/>
    </style:style>
    <style:style style:name="T15" style:family="text">
      <style:text-properties officeooo:rsid="0041275b"/>
    </style:style>
    <style:style style:name="T16" style:family="text">
      <style:text-properties officeooo:rsid="0047a9fb"/>
    </style:style>
    <style:style style:name="T17" style:family="text">
      <style:text-properties officeooo:rsid="0035db3e"/>
    </style:style>
    <style:style style:name="T18" style:family="text">
      <style:text-properties officeooo:rsid="004b827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17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A1" office:value-type="string">
            <text:p text:style-name="P6">3xx - Flight</text:p>
          </table:table-cell>
          <table:table-cell table:style-name="Table1.D1" office:value-type="string">
            <text:p text:style-name="P6">4xx - A2A</text:p>
          </table:table-cell>
          <table:table-cell table:style-name="Table1.D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7"><text:span text:style-name="T7">2</text:span><text:span text:style-name="T6">0</text:span><text:span text:style-name="T5">1</text:span><text:span text:style-name="T3"> - </text:span><text:span text:style-name="T7">Ground </text:span><text:span text:style-name="T2">- </text:span><text:span text:style-name="T8">Rearming, </text:span><text:span text:style-name="T4">Performance Limits</text:span></text:p>
      <text:p text:style-name="P1"/>
      <text:p text:style-name="P2">To Rearm and Refuel, you must have engines off and canopy open</text:p>
      <text:list xml:id="list1724846386" text:style-name="L1">
        <text:list-item>
          <text:p text:style-name="P8"><text:span text:style-name="T16">Press </text:span><text:span text:style-name="T14">B3</text:span><text:span text:style-name="T18"> and</text:span><text:span text:style-name="T14"> Shift B3</text:span><text:span text:style-name="T12"> </text:span>to turn off engines.</text:p>
        </text:list-item>
        <text:list-item>
          <text:p text:style-name="P8"><text:span text:style-name="T14">B5</text:span> to toggle canopy.</text:p>
        </text:list-item>
        <text:list-item>
          <text:p text:style-name="P9"><text:span text:style-name="T10">When done, </text:span><text:span text:style-name="T9">B2 and Shift B2</text:span><text:span text:style-name="T10"> to start engines. <text:s/>Make sure electrical power is on (</text:span><text:span text:style-name="T1">T1 switch</text:span><text:span text:style-name="T10">)</text:span><text:span text:style-name="T11">.</text:span></text:p>
        </text:list-item>
      </text:list>
      <text:p text:style-name="P4"/>
      <text:p text:style-name="P3">Performance limits</text:p>
      <text:list text:style-name="L2">
        <text:list-item>
          <text:p text:style-name="P10">Full internal fuel: 11087 lbs</text:p>
        </text:list-item>
        <text:list-item>
          <text:p text:style-name="P11"><text:span text:style-name="T15">Landing gear and </text:span>Flaps: 250 k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1:56:55.005000000</dc:date>
    <meta:editing-duration>PT8H42M6S</meta:editing-duration>
    <meta:editing-cycles>62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14" meta:word-count="85" meta:character-count="410" meta:non-whitespace-character-count="343"/>
  </office:meta>
</office:document-meta>
</file>